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e5cb" officeooo:paragraph-rsid="000de5cb"/>
    </style:style>
    <style:style style:name="P2" style:family="paragraph" style:parent-style-name="Standard">
      <style:text-properties officeooo:rsid="00246915" officeooo:paragraph-rsid="00246915"/>
    </style:style>
    <style:style style:name="P3" style:family="paragraph" style:parent-style-name="Text_20_body">
      <style:text-properties officeooo:paragraph-rsid="00192ee0"/>
    </style:style>
    <style:style style:name="P4" style:family="paragraph" style:parent-style-name="Text_20_body">
      <style:text-properties officeooo:rsid="00192ee0" officeooo:paragraph-rsid="00192ee0"/>
    </style:style>
    <style:style style:name="P5" style:family="paragraph" style:parent-style-name="Text_20_body">
      <style:text-properties officeooo:rsid="00192ee0" officeooo:paragraph-rsid="00324757"/>
    </style:style>
    <style:style style:name="P6" style:family="paragraph" style:parent-style-name="Text_20_body">
      <style:text-properties officeooo:paragraph-rsid="001d0cfa"/>
    </style:style>
    <style:style style:name="P7" style:family="paragraph" style:parent-style-name="Text_20_body">
      <style:text-properties officeooo:rsid="001dde07" officeooo:paragraph-rsid="001dde07"/>
    </style:style>
    <style:style style:name="P8" style:family="paragraph" style:parent-style-name="Text_20_body">
      <style:text-properties officeooo:rsid="00246915" officeooo:paragraph-rsid="00246915"/>
    </style:style>
    <style:style style:name="P9" style:family="paragraph" style:parent-style-name="Text_20_body">
      <style:text-properties officeooo:rsid="0025e8cd" officeooo:paragraph-rsid="0025e8cd"/>
    </style:style>
    <style:style style:name="P10" style:family="paragraph" style:parent-style-name="Text_20_body">
      <style:text-properties officeooo:rsid="0027342a" officeooo:paragraph-rsid="0027342a"/>
    </style:style>
    <style:style style:name="P11" style:family="paragraph" style:parent-style-name="Text_20_body">
      <style:text-properties officeooo:rsid="0027342a" officeooo:paragraph-rsid="00324757"/>
    </style:style>
    <style:style style:name="P12" style:family="paragraph" style:parent-style-name="Text_20_body">
      <style:text-properties officeooo:rsid="002e4e69" officeooo:paragraph-rsid="00354ef6"/>
    </style:style>
    <style:style style:name="P13" style:family="paragraph" style:parent-style-name="Text_20_body">
      <style:text-properties officeooo:paragraph-rsid="002ecfac"/>
    </style:style>
    <style:style style:name="P14" style:family="paragraph" style:parent-style-name="Text_20_body">
      <style:text-properties officeooo:rsid="002ecfac" officeooo:paragraph-rsid="002ecfac"/>
    </style:style>
    <style:style style:name="P15" style:family="paragraph" style:parent-style-name="Text_20_body">
      <style:text-properties officeooo:rsid="00324757" officeooo:paragraph-rsid="00324757"/>
    </style:style>
    <style:style style:name="P16" style:family="paragraph" style:parent-style-name="Text_20_body">
      <style:text-properties officeooo:rsid="0017ab67" officeooo:paragraph-rsid="00324757"/>
    </style:style>
    <style:style style:name="P17" style:family="paragraph" style:parent-style-name="Text_20_body">
      <style:text-properties officeooo:rsid="0017ab67" officeooo:paragraph-rsid="0036ded2"/>
    </style:style>
    <style:style style:name="P18" style:family="paragraph" style:parent-style-name="Text_20_body">
      <style:text-properties officeooo:rsid="0017ab67" officeooo:paragraph-rsid="0017ab67"/>
    </style:style>
    <style:style style:name="P19" style:family="paragraph" style:parent-style-name="Text_20_body">
      <style:text-properties officeooo:paragraph-rsid="00324757"/>
    </style:style>
    <style:style style:name="P20" style:family="paragraph" style:parent-style-name="Text_20_body">
      <style:text-properties officeooo:rsid="0014843d" officeooo:paragraph-rsid="00324757"/>
    </style:style>
    <style:style style:name="P21" style:family="paragraph" style:parent-style-name="Text_20_body">
      <style:text-properties officeooo:rsid="00286979" officeooo:paragraph-rsid="00324757"/>
    </style:style>
    <style:style style:name="P22" style:family="paragraph" style:parent-style-name="Text_20_body">
      <style:text-properties officeooo:rsid="003346b3" officeooo:paragraph-rsid="003346b3"/>
    </style:style>
    <style:style style:name="P23" style:family="paragraph" style:parent-style-name="Text_20_body">
      <style:text-properties officeooo:rsid="00354ef6" officeooo:paragraph-rsid="00354ef6"/>
    </style:style>
    <style:style style:name="P24" style:family="paragraph" style:parent-style-name="Text_20_body">
      <style:text-properties officeooo:paragraph-rsid="00354ef6"/>
    </style:style>
    <style:style style:name="P25" style:family="paragraph" style:parent-style-name="Text_20_body">
      <style:text-properties officeooo:paragraph-rsid="00377415"/>
    </style:style>
    <style:style style:name="P26" style:family="paragraph" style:parent-style-name="Text_20_body">
      <style:text-properties officeooo:rsid="00377415" officeooo:paragraph-rsid="00377415"/>
    </style:style>
    <style:style style:name="P27" style:family="paragraph" style:parent-style-name="Text_20_body">
      <style:text-properties officeooo:rsid="00396f05" officeooo:paragraph-rsid="00396f05"/>
    </style:style>
    <style:style style:name="P28" style:family="paragraph" style:parent-style-name="Text_20_body">
      <style:text-properties officeooo:rsid="00324757" officeooo:paragraph-rsid="00324757"/>
    </style:style>
    <style:style style:name="P29" style:family="paragraph" style:parent-style-name="Text_20_body">
      <style:text-properties officeooo:rsid="001df206" officeooo:paragraph-rsid="003bf2fc"/>
    </style:style>
    <style:style style:name="P30" style:family="paragraph" style:parent-style-name="Text_20_body">
      <style:text-properties officeooo:rsid="001dde07" officeooo:paragraph-rsid="003fb27a"/>
    </style:style>
    <style:style style:name="P31" style:family="paragraph" style:parent-style-name="Text_20_body">
      <style:text-properties officeooo:rsid="001dde07" officeooo:paragraph-rsid="0042d1f6"/>
    </style:style>
    <style:style style:name="P32" style:family="paragraph" style:parent-style-name="Text_20_body">
      <style:text-properties officeooo:rsid="002e4e69" officeooo:paragraph-rsid="00354ef6"/>
    </style:style>
    <style:style style:name="P33" style:family="paragraph" style:parent-style-name="Text_20_body">
      <style:text-properties officeooo:rsid="002e4e69" officeooo:paragraph-rsid="003fb27a"/>
    </style:style>
    <style:style style:name="P34" style:family="paragraph" style:parent-style-name="Text_20_body">
      <style:text-properties officeooo:rsid="00205f51" officeooo:paragraph-rsid="001d0cfa"/>
    </style:style>
    <style:style style:name="P35" style:family="paragraph" style:parent-style-name="Text_20_body">
      <style:text-properties officeooo:rsid="00396f05" officeooo:paragraph-rsid="003fb27a"/>
    </style:style>
    <style:style style:name="P36" style:family="paragraph" style:parent-style-name="Text_20_body">
      <style:text-properties officeooo:rsid="00160a14" officeooo:paragraph-rsid="00324757"/>
    </style:style>
    <style:style style:name="P37" style:family="paragraph" style:parent-style-name="Text_20_body">
      <style:text-properties officeooo:rsid="0042d1f6" officeooo:paragraph-rsid="0042d1f6"/>
    </style:style>
    <style:style style:name="P38" style:family="paragraph" style:parent-style-name="Text_20_body">
      <style:text-properties officeooo:rsid="00431157" officeooo:paragraph-rsid="00431157"/>
    </style:style>
    <style:style style:name="P39" style:family="paragraph" style:parent-style-name="Text_20_body">
      <style:text-properties officeooo:rsid="00222512" officeooo:paragraph-rsid="00324757"/>
    </style:style>
    <style:style style:name="P40" style:family="paragraph" style:parent-style-name="Text_20_body">
      <style:text-properties officeooo:rsid="0044544b" officeooo:paragraph-rsid="0044544b"/>
    </style:style>
    <style:style style:name="P41" style:family="paragraph" style:parent-style-name="Text_20_body">
      <style:text-properties officeooo:paragraph-rsid="002ecfac"/>
    </style:style>
    <style:style style:name="P42" style:family="paragraph" style:parent-style-name="Heading_20_1">
      <style:text-properties officeooo:paragraph-rsid="001d0cfa"/>
    </style:style>
    <style:style style:name="P43" style:family="paragraph" style:parent-style-name="Heading_20_2">
      <style:text-properties officeooo:paragraph-rsid="00324757"/>
    </style:style>
    <style:style style:name="P44" style:family="paragraph" style:parent-style-name="Heading_20_3">
      <style:text-properties officeooo:rsid="00354ef6" officeooo:paragraph-rsid="00354ef6"/>
    </style:style>
    <style:style style:name="P45" style:family="paragraph" style:parent-style-name="Heading_20_3">
      <style:text-properties officeooo:paragraph-rsid="00324757"/>
    </style:style>
    <style:style style:name="T1" style:family="text">
      <style:text-properties officeooo:rsid="0011662a"/>
    </style:style>
    <style:style style:name="T2" style:family="text">
      <style:text-properties officeooo:rsid="001258b5"/>
    </style:style>
    <style:style style:name="T3" style:family="text">
      <style:text-properties officeooo:rsid="00145dd1"/>
    </style:style>
    <style:style style:name="T4" style:family="text">
      <style:text-properties officeooo:rsid="00192ee0"/>
    </style:style>
    <style:style style:name="T5" style:family="text">
      <style:text-properties officeooo:rsid="001b2e40"/>
    </style:style>
    <style:style style:name="T6" style:family="text">
      <style:text-properties officeooo:rsid="001d0cfa"/>
    </style:style>
    <style:style style:name="T7" style:family="text">
      <style:text-properties officeooo:rsid="001dde07"/>
    </style:style>
    <style:style style:name="T8" style:family="text">
      <style:text-properties officeooo:rsid="001ec13f"/>
    </style:style>
    <style:style style:name="T9" style:family="text">
      <style:text-properties officeooo:rsid="0022c53e"/>
    </style:style>
    <style:style style:name="T10" style:family="text">
      <style:text-properties officeooo:rsid="00246915"/>
    </style:style>
    <style:style style:name="T11" style:family="text">
      <style:text-properties officeooo:rsid="0025e8cd"/>
    </style:style>
    <style:style style:name="T12" style:family="text">
      <style:text-properties officeooo:rsid="0027342a"/>
    </style:style>
    <style:style style:name="T13" style:family="text">
      <style:text-properties officeooo:rsid="00278023"/>
    </style:style>
    <style:style style:name="T14" style:family="text">
      <style:text-properties officeooo:rsid="002b51ae"/>
    </style:style>
    <style:style style:name="T15" style:family="text">
      <style:text-properties officeooo:rsid="002bb3c5"/>
    </style:style>
    <style:style style:name="T16" style:family="text">
      <style:text-properties officeooo:rsid="002d0e6d"/>
    </style:style>
    <style:style style:name="T17" style:family="text">
      <style:text-properties officeooo:rsid="002e4e69"/>
    </style:style>
    <style:style style:name="T18" style:family="text">
      <style:text-properties officeooo:rsid="002ecfac"/>
    </style:style>
    <style:style style:name="T19" style:family="text">
      <style:text-properties officeooo:rsid="00306961"/>
    </style:style>
    <style:style style:name="T20" style:family="text">
      <style:text-properties officeooo:rsid="00324757"/>
    </style:style>
    <style:style style:name="T21" style:family="text">
      <style:text-properties officeooo:rsid="00354ef6"/>
    </style:style>
    <style:style style:name="T22" style:family="text">
      <style:text-properties officeooo:rsid="0036ded2"/>
    </style:style>
    <style:style style:name="T23" style:family="text">
      <style:text-properties officeooo:rsid="003b6285"/>
    </style:style>
    <style:style style:name="T24" style:family="text">
      <style:text-properties officeooo:rsid="003bf2fc"/>
    </style:style>
    <style:style style:name="T25" style:family="text">
      <style:text-properties officeooo:rsid="003dccbe"/>
    </style:style>
    <style:style style:name="T26" style:family="text">
      <style:text-properties officeooo:rsid="003f2dac"/>
    </style:style>
    <style:style style:name="T27" style:family="text">
      <style:text-properties officeooo:rsid="0042d1f6"/>
    </style:style>
    <style:style style:name="T28" style:family="text">
      <style:text-properties officeooo:rsid="0045f696"/>
    </style:style>
    <style:style style:name="T29" style:family="text">
      <style:text-properties officeooo:rsid="00465f50"/>
    </style:style>
    <style:style style:name="T30" style:family="text">
      <style:text-properties officeooo:rsid="0046b5c1"/>
    </style:style>
    <style:style style:name="T31" style:family="text">
      <style:text-properties officeooo:rsid="004891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O – projet final – Pet Saver</text:p>
      <text:p text:style-name="P2">Cécile Guitel</text:p>
      <text:p text:style-name="P2">Valentina Fedchenko</text:p>
      <text:p text:style-name="P1"/>
      <text:p text:style-name="P1">IG : interface graphique</text:p>
      <text:p text:style-name="P1">IT : interface terminale</text:p>
      <text:h text:style-name="Heading_20_1" text:outline-level="1">Principe<text:span text:style-name="T6">s et fonctionnement</text:span></text:h>
      <text:h text:style-name="Heading_20_2" text:outline-level="2">Enfr<text:span text:style-name="T12">e</text:span>intes au sujet</text:h>
      <text:p text:style-name="P9"><text:span text:style-name="T12">Les n</text:span>iveaux <text:span text:style-name="T12">sont </text:span>générés aléatoirement en se basant sur le nombre du niveau <text:span text:style-name="T12">et non pas sauvegardés dans des fichiers</text:span>. <text:span text:style-name="T12">Cela veut dire qu’ils ne sont pas fixes ni très différents les uns des autres</text:span>, mais <text:span text:style-name="T12">aussi qu’on ne risque pas d’atteindre la fin du jeu</text:span>.</text:p>
      <text:p text:style-name="P9"><text:span text:style-name="T13">Il n’y a p</text:span>as d’obstacles fixes.</text:p>
      <text:p text:style-name="P10"><text:span text:style-name="T13">Il n’y a p</text:span>as de joueur robot. L’option démo est là, mais la fonction ne fait rien.</text:p>
      <text:h text:style-name="Heading_20_2" text:outline-level="2">Modèle/vue/controleur <text:span text:style-name="T10">et généricité</text:span></text:h>
      <text:h text:style-name="Heading_20_3" text:outline-level="3">Vue</text:h>
      <text:p text:style-name="P24">La vue <text:span text:style-name="T16">est représentée</text:span> par <text:span text:style-name="T16">une</text:span> classe abstraite, dont héritent une version graphique et une version terminale. <text:span text:style-name="T10">On avait commencé par utiliser des interfaces, mais on a vite basculé sur des classes abstraites.</text:span></text:p>
      <text:p text:style-name="P24"><text:span text:style-name="T10">En effet, on définit le</text:span> fonctionement interne de <text:span text:style-name="T16">la</text:span> classe, pas la façon dont <text:span text:style-name="T16">elle est</text:span> utilisée par d'autres objets. <text:span text:style-name="T10">Cette généricité</text:span> permet de garder le même code pour l<text:span text:style-name="T16">es</text:span> partie<text:span text:style-name="T16">s</text:span> modèle <text:span text:style-name="T16">et controleur</text:span>, qui n’<text:span text:style-name="T16">ont</text:span> pas besoin de savoir si la Vue est une VueIG ou une VueIT.</text:p>
      <text:h text:style-name="Heading_20_3" text:outline-level="3">Modèle</text:h>
      <text:p text:style-name="Text_20_body">Le modèle est constitué <text:span text:style-name="T4">en premier lieu de la classe Joueur et du répertoire,</text:span> où l’on sauvegarde l’avancement des joueurs <text:span text:style-name="T4">grâce à Serializable</text:span>, et <text:span text:style-name="T4">ensuite des classes Partie, Plateau, Pièce, Bloc et Animal</text:span>.</text:p>
      <text:h text:style-name="P44" text:outline-level="3">Controleur</text:h>
      <text:p text:style-name="Text_20_body">Dans une première version VMC, après la version système/communication, <text:span text:style-name="T16">nous avions</text:span> une classe hybride contrôleur/vue <text:span text:style-name="T22">terminale qui implémentait à la fois Vue et Controleur</text:span>. <text:span text:style-name="T21">Mais lors de l’écriture de VueIG et de ControleurIG, garder</text:span> <text:span text:style-name="T21">c</text:span>es définitions de fonctions <text:span text:style-name="T16">communes</text:span> posait un problème. <text:span text:style-name="T21">C</text:span>ette classe V/C était utilisée pour obtenir <text:span text:style-name="T10">et pour</text:span> traiter une information, et les fontions ne prenaient donc pas d'arguments. <text:span text:style-name="T22">Mais da</text:span>ns la version graphique, le controleur ne fait que traiter une information que la vue lui transmet, et il fallait donc passer ces informations d'une façon ou d'une autre. <text:span text:style-name="T21">Cela a fait</text:span> <text:span text:style-name="T22">apparaître</text:span> les vraies places des fonctions de cette classe hybride. La séparer en deux entraine <text:span text:style-name="T22">un peu</text:span> de va-et-viens de fonctions qui ne font qu'en appeler d'autres d'une classe à l'autre, mais cela nous permet <text:span text:style-name="T16">d’isoler la partie vue et d’avoir une partie controleur commune.</text:span></text:p>
      <text:p text:style-name="P8">Notre cloisonnement VMC n’est pas parfait. Nous reviendrons sur ce point.</text:p>
      <text:h text:style-name="Heading_20_2" text:outline-level="2"><text:soft-page-break/><text:span text:style-name="T4">Déroulement du jeu</text:span> :</text:h>
      <text:h text:style-name="Heading_20_3" text:outline-level="3">Principe</text:h>
      <text:p text:style-name="P3"><text:span text:style-name="T4">Le jeu se fait en deux étapes,</text:span> <text:span text:style-name="T4">l’initialisation ou environnement (</text:span>menuInitialisation<text:span text:style-name="T4">)</text:span> puis <text:span text:style-name="T4">la partie (</text:span>menuJouer<text:span text:style-name="T4">)</text:span>. En IT, <text:span text:style-name="T4">ces étapes</text:span> sont gérées <text:span text:style-name="T4">entièrement par ces deux</text:span> fonctions. En IG, <text:span text:style-name="T4">ces fonctions créent </text:span>deux cartes dans un CardLayout <text:span text:style-name="T16">avec des Listeners qui correspondent aux options du menu</text:span>.</text:p>
      <text:h text:style-name="Heading_20_3" text:outline-level="3">Initialisation</text:h>
      <text:p text:style-name="P17">Dans menuInitialisation, on peut voir les règles et gérer les sauvegardes des objets Joueur, sauvegardés par sérialisation. Il manque une option pour supprimer les joueurs. Une fois un joueur choisi ou créé, un objet Partie est créé et menuJouer est lancé.</text:p>
      <text:h text:style-name="Heading_20_3" text:outline-level="3">Jeu</text:h>
      <text:p text:style-name="P17">L’objet Partie gère un historique de Plateau créé par clonage, ce qui permet d’annuler les coups. L’annulation est définitive.</text:p>
      <text:p text:style-name="P18">Les coups (cliquer sur un bloc ou utiliser une fusée) sont gérés par la classe Plateau. MenuJouer passe les instructions à la Partie, qui les passe ensuite au Plateau. La communication entre le controleur et le système passe alors par l’objet Partie.</text:p>
      <text:h text:style-name="Heading_20_3" text:outline-level="3">Fin de partie</text:h>
      <text:p text:style-name="P4">Quand le joueur a gagné, son niveau augmente et est sauvegardé, la Partie est finie, et on retombe sur menuInitialisation. Il faut donc rechoisir <text:span text:style-name="T16">un</text:span> joueur pour continuer.</text:p>
      <text:h text:style-name="Heading_20_2" text:outline-level="2"><text:span text:style-name="T4">Fonctionnement du p</text:span>lateau :</text:h>
      <text:p text:style-name="P3">Pour gérer les bords du tableau, on a d'abord ajouté une bordure de cases null. Ensuite, on a opté pour des blocs try/catch qui permettent de gérer les exceptions IndexOutOfBound. Cela facilite l'écriture des boucles de parcours du tableau et alège les conditions.</text:p>
      <text:p text:style-name="Text_20_body">On a voulu garder la nomenclature de x et y ainsi que l'abcisse en bas à gauche, afin de faciliter le repérage. C'est un choix personnel, on aurait aussi bien pu parler de hauteur et de largeur, et mettre les 0 dans un autre coin. Mettre le haut du tableau au bord opposé de 0 facilite l'écriture des fonctions comme gravite(), avec des boucles d'incrémentation positives, mais on doit alors renverser l'ordre de parcours pour certaines fonctions comme ajouteAnimaux() et <text:span text:style-name="T16">pour l’affichage</text:span>.</text:p>
      <text:p text:style-name="Text_20_body">Pour introduire un élément de hasard, nous utilisons un objet Random. Cela suffit amplement pour ajouteAnimaux. Cependant, il aurait été intéressant de pouvoir contrôler la probabilité de deux blocs voisins de même couleur. Nous avions pensé à utiliser une distribution de probabilité pour cela, mais n'avons pas trouvé d'outils pour le faire. Nous avons donc décidé de gérer ce facteur de difficulté grâce au nombre de couleurs.</text:p>
      <text:p text:style-name="Text_20_body"><text:span text:style-name="T17">Nous avons</text:span> <text:span text:style-name="T3">fait le choix</text:span> que la taille minimale d'un groupe de blocs voisins de même couleur pour pouvoir le détruire soit 2. Nous avons aussi écrit une fonction pour si le minimum était de 3, sauvegardée dans <text:span text:style-name="T5">le fichier blocDestructible3</text:span>.</text:p>
      <text:h text:style-name="Heading_20_2" text:outline-level="2"><text:soft-page-break/>Fonctionnement de<text:span text:style-name="T7">s</text:span> interface<text:span text:style-name="T7">s</text:span> <text:span text:style-name="T7">visuelles</text:span> :</text:h>
      <text:p text:style-name="P30">Les classes Vue ont deux fonctions principales, menuInitialisation et menuJouer, <text:span text:style-name="T25">qui correspondent aux deux étapes du programme. (cf schéma du déroulement du jeu)</text:span></text:p>
      <text:p text:style-name="P35">Tous les éléments graphiques importés de fichiers ont été adaptés de OpenEmoji.</text:p>
      <text:h text:style-name="Heading_20_3" text:outline-level="3">VueIT</text:h>
      <text:p text:style-name="P31">VueIT utilise un Scanner ainsi que des fonctions auxiliaires (demandeIntCheck et autres) afin de demander des informations à l’utilisateur.</text:p>
      <text:p text:style-name="P31"><text:span text:style-name="T27">Elle affiche les éléments grâce aux fonctions toString des classes système, au lieu d’utiliser des classes comme VueIG. Cela limite la généricité de la vue et serait peut-être à revoir.</text:span></text:p>
      <text:h text:style-name="Heading_20_3" text:outline-level="3">VueIG</text:h>
      <text:p text:style-name="P7">VueIG, elle, utilise un système de CardLayout <text:span text:style-name="T8">qui remplit toute la fenêtre, avec une carte pour l’initialisation et une carte pour le jeu </text:span>(CarteMenuInitialisation <text:span text:style-name="T13">et </text:span>CarteMenuJouer). Ces cartes sont définies par la classe abstraite mère CarteMenu, <text:span text:style-name="T13">et sont séparées en deux zones :</text:span> à gauche, des boutons <text:span text:style-name="T17">et des labels</text:span>, à droite, un panel pour le contenu. <text:span text:style-name="T13">La</text:span> classe <text:span text:style-name="T13">mère </text:span>met à disposition les fonctions nécessaires pour <text:span text:style-name="T17">gérer les éléments qui ne sont pas communs aux deux cartes.</text:span></text:p>
      <text:p text:style-name="P29"><text:span text:style-name="T17">Une de ces fonctions,</text:span> setContenuDroite, s’est avérée nécéssaire car <text:span text:style-name="T17">nous </text:span>avons remarqué que si l'on <text:span text:style-name="T23">essayait d’attribuer le contenu directement</text:span> <text:span text:style-name="T23">(</text:span>attributContenu = nouveauContenu<text:span text:style-name="T23">)</text:span>, l'affichage n'était pas mis à jour. La solution que l'on a trouvé<text:span text:style-name="T22">e</text:span> est <text:span text:style-name="T23">d’ajouter le contenu à un panel préexistant (</text:span>attributConteneur.add(nouveauContenu)<text:span text:style-name="T23">)</text:span>. Il <text:span text:style-name="T23">semblerait que la méthode add relance l’affichage, alors qu’appeler validate/revalidate/repaint à cet endroit ne le fait pas. Puisqu’add le fait, il devrait être possible pour nous de le faire aussi.</text:span></text:p>
      <text:h text:style-name="Heading_20_3" text:outline-level="3">CarteMenu<text:span text:style-name="T17">Initialisation</text:span></text:h>
      <text:p text:style-name="P29">Une CarteMenu<text:span text:style-name="T17">Initialisation</text:span> a <text:span text:style-name="T24">pour contenu à droite</text:span> un autre GridLayout avec deux cartes, carteRegles et carteChoisirJoueur. On a <text:span text:style-name="T24">cette fois-ci </text:span>choisit d'utiliser des classes internes, <text:span text:style-name="T24">puisque</text:span> ces cartes ne sont sensées être utilisées qu'avec ce menu/cette classe englobante là, mais la longeur du fichier justifierait probablement de les externaliser. <text:span text:style-name="T24">Encore une fois, il existe probablement des outils pour mieux gérer les fichiers.</text:span></text:p>
      <text:h text:style-name="Heading_20_3" text:outline-level="3">CarteMenuJouer <text:span text:style-name="T26">et ContenuPlateau</text:span></text:h>
      <text:p text:style-name="P12">Une CarteMenuJouer a <text:span text:style-name="T24">pour contenu </text:span>à droite un panel pour afficher le plateau. Celui-ci est géré <text:span text:style-name="T26">grâce à une classe interne (ContenuPlateau) qui affiche les éléments grâce</text:span> à un GridBagLayout. Le panel tout entier a un Listener, ce ne sont pas les petits panels pour les blocs et les animaux (et les cases vides) qui ont des Listeners.</text:p>
      <text:p text:style-name="P12">Les deux méthodes sont possibles, mais comme on enlève et recré tous ces petits panels à chaque mise à jour du plateau, cela nous a paru plus économe de ne pas aussi avoir à refaire des listeners. <text:span text:style-name="T21">Cependant, si l’on voulait pouvoir afficher sur l’interface quelle case est cliquée (ou quelle colonne si on utilise une fusée), l’autre version serait probablement préférable, à moins que l’on puisse récupérer l’élément grâce à ses coordonnées dans le GridBagLayout.</text:span></text:p>
      <text:p text:style-name="P33"><text:soft-page-break/>La création du contenuPlateau est séparée de son remplissage, parce qu'on a besoin qu'il soit mis en place dans la carte menu et dans la fenètre pour pouvoir calculer ses dimensions <text:span text:style-name="T26">avec getWidth et getHeight</text:span>. Il faut donc appeler setContenuDroite avant cela, et lancer setUpPlateau depuis la classe qui ajoute la carte, ici, VueIG.</text:p>
      <text:p text:style-name="P33"><text:span text:style-name="T26">L’idée est de garder la fonctionalité d’un plateau à largeur variable. Le nombre de colonnes étant fixées par le plateau, on l’utilise pour calculer la largeur des blocs pour ensuite savoir leur hauteur et donc pouvoir calculer le nombre de blocs visibles dans une colonne. On priorise ainsi la forme carrée des blocs plutôt que le nombre constant de blocs visibles sur une colonne.</text:span></text:p>
      <text:p text:style-name="P33">Pour que les colonnes et lignes vides restent vides, on introduit des blocs invisibles. Une autre option aurait été de changer la taille du plateau et laisser les colonnes vides disparaître, ce qui aurait été utile pour le jeu. On se retrouve assez souvent bloqués sur les colonnes en bordure de plateau. Cette option pourrait être implémentée en adaptant les contraintes du GridBagLayout.</text:p>
      <text:h text:style-name="P42" text:outline-level="1"><text:span text:style-name="T2">R</text:span>este à faire</text:h>
      <text:h text:style-name="P43" text:outline-level="2">Problèmes répertoriés</text:h>
      <text:h text:style-name="P45" text:outline-level="3">D<text:span text:style-name="T20">émo</text:span></text:h>
      <text:p text:style-name="P15"><text:span text:style-name="T21">Cette f</text:span>onctionalité <text:span text:style-name="T21">n’a pas été</text:span> implémentée par manque de temps.</text:p>
      <text:p text:style-name="P23">Si on l’avait implémenté, il nous aurait fallu créer un programme qui prend la place du contrôleur pendant la partie menuJouer du jeu. Il aurait fallu un moyen de ralentir les opérations, et aussi peut-être d’empêcher l’utilisateur d’interagir avec la vue pendant ce temps. Il aurait été utile de pouvoir afficher les actions choisies par le robot.</text:p>
      <text:h text:style-name="P45" text:outline-level="3">Suppression des joueurs</text:h>
      <text:p text:style-name="P16"><text:span text:style-name="T20">D</text:span>ans menuInitialisation, il faudrait pouvoir supprimer des joueurs <text:span text:style-name="T20">sauvegardés au lieu qu’ils s’accumulent. L’utilisateur lambda n’a pas à avoir à trifouiller dans les fichiers du jeu</text:span>.</text:p>
      <text:h text:style-name="Heading_20_3" text:outline-level="3">Conversion élément modèle → élément d’affichage</text:h>
      <text:p text:style-name="P13">La conversion toString est <text:span text:style-name="T28">faite </text:span>dans les classes du modèle en IT et dans les classes de la vue en IG. Il faudrait <text:span text:style-name="T18">probablement </text:span>déplacer les toString() vers VueIT.</text:p>
      <text:p text:style-name="P14">Cela aiderait à régler notre problème de boucle VMC à deux sens : la partie n'a pas accès au controleur, mais la partie menuJouer/CarteMenuJouer et le controleur on tous les deux accès à la Partie. <text:span text:style-name="T14">Notamment</text:span>, la CarteMenuJouer a besoin d'accéder au nombre de coups restants pour pouvoir l'afficher. Il serait probablement possible d'éviter ça, en passant toutes les valeurs nécéssaires en argument de miseAJour. Si les conversions toString se passaient dans VueIT, alors VueIT et VueIG auraient toutes les deux besoin de ces informations et <text:span text:style-name="T29">il</text:span> serait logique de les communiquer de <text:span text:style-name="T30">cette</text:span> façon.</text:p>
      <text:h text:style-name="Heading_20_3" text:outline-level="3"><text:span text:style-name="T18">Uniformisation des interactions </text:span>VMC</text:h>
      <text:p text:style-name="P13">Il faudrait uniformiser le principe : soit on passe toujours par une classe « <text:span text:style-name="T18">tête » </text:span>qui ensuite fait le relai (<text:span text:style-name="T18">Partie pendant </text:span>menuJouer, <text:span text:style-name="T15">par exemple</text:span>), soit on va au plus court. Et comment communiquer <text:soft-page-break/><text:span text:style-name="T18">puis</text:span> garder les références nécéssaires ? Par arguments du constructeur+attributs de classe ? Par getters ? Etc.</text:p>
      <text:h text:style-name="Heading_20_3" text:outline-level="3">Boucle VMC <text:span text:style-name="T18">incomplète</text:span> en initialisation <text:span text:style-name="T18">(menuInitialisation et constructeurs)</text:span></text:h>
      <text:p text:style-name="P13"><text:span text:style-name="T18">Dans notre programme, c’est le contrôleur qui lance la première mise à jour de l’affichage. Il a donc besoin</text:span> d'avoir accès à la vue et à la partie.</text:p>
      <text:p text:style-name="P13"><text:span text:style-name="T18">A</text:span>utrement, il y a des problèmes d'ordre d'<text:span text:style-name="T18">e</text:span>x<text:span text:style-name="T18">é</text:span>cution des <text:span text:style-name="T18">opérations</text:span> dans l'interface graphique. Cela serait peut-être rêglable en utilisant une autre thread et invokeLater ? Vu l'état de nos connaissances sur les threads en ce moment, on a préféré passer outre.</text:p>
      <text:p text:style-name="P13"><text:span text:style-name="T31">Deux des options du menu d’initialisation (choisir joueur et règles) ne passent</text:span> pas par le système et le controleur mais se fait directement dans la vue. C'est surtout dû au fait que la partie modèle n'est pas aussi active que dans le menu jouer : elle n’<text:span text:style-name="T31">est utilisée que pour </text:span>renvoyer de l'information, que ce soit la liste des joueurs sauvegardés ou le texte du fichier règles. Faire une boucle aurait été simple pour l'interface graphique, mais nécessiterait plus de changements pour l'interface terminale. <text:span text:style-name="T31">On pourrait faire de la classe Joueur la classe active pour les deux fonctions.</text:span> Cela reste à faire.</text:p>
      <text:h text:style-name="Heading_20_3" text:outline-level="3">Modifieurs d’accès</text:h>
      <text:p text:style-name="P15">À cause de l’héritage des classes abstraites, on est obligés de mettre en protected des fonctions qu’on aurait voulues private à chaque classe fille (<text:span text:style-name="T27">clone des Pieces, par exemple</text:span>). Comment faire pour garder la restriction tout en permettant l’héritage ? </text:p>
      <text:p text:style-name="P36"><text:span text:style-name="T20">De même, on aurait aimé pouvoir restreindre cliqueBloc et utiliseFusee dans Plateau, qui ne sont sensées être appelées que par les fonctions du même nom dans Partie. La solution la plus logique aurait peut-être été d’en faire une classe interne, mais ces deux fichiers sont déjà trop longs. Quelle est la meilleure pratique ?</text:span></text:p>
      <text:p text:style-name="P37">En attendant, nous avons déclaré protected les méthodes dont on aurait voulu restreindre l’accès.</text:p>
      <text:h text:style-name="Heading_20_3" text:outline-level="3">Uniformisation du style de l’IG</text:h>
      <text:p text:style-name="P34"><text:span text:style-name="T20">Il serait très utile d’avoir u</text:span>n UImanager ou des classes auxiliaires ou quelque chose qui permette de gérer un style au lieu de copier-coller les mêmes lignes de setBackground et setFont. On a fait un pas dans cette voie avec CarteContenu, la petite classe abstraite interne à CarteMenuInitialisation, mais il faudrait élargir le principe à toute la vueIG.</text:p>
      <text:h text:style-name="Heading_20_3" text:outline-level="3">Dimensions des PanelAnimal</text:h>
      <text:p text:style-name="P38">Les PanelAnimal, au contraire des PanelBloc, ne peuvent pas être redimensionnés. Ils ne s'adaptent pas à la taille de la case. Il semblerait qu'il soit compliqué de rendre scalable les ImageIcon, auquel cas une autre implémentation pourrait être envisagée.</text:p>
      <text:h text:style-name="Heading_20_2" text:outline-level="2"><text:soft-page-break/>Améliorations <text:span text:style-name="T6">possibles</text:span> :</text:h>
      <text:h text:style-name="Heading_20_3" text:outline-level="3"><text:span text:style-name="T20">Variabilité du p</text:span>lateau et <text:span text:style-name="T20">de la </text:span>partie</text:h>
      <text:p text:style-name="P19"><text:span text:style-name="T1">x</text:span>max <text:span text:style-name="T1">du plateau </text:span>est limité à 10 à cause de l'affichage sur terminal, qui utilise des chiffres. On aurait pu imaginer utiliser des lettres pour les blocs et des chiffres pour les animaux. Dans les faits, notre code ne génerera pas de plateau avec xmax &lt; 10, mais mais on a laissé la possibilité pour les tests et pour une potentielle modification future.</text:p>
      <text:p text:style-name="P6">Même chose pour couleurs, animaux et ymax, qui augmentent de manière linéaire avant d’atteindre soudainement une limite. Il serait plus intéressant d’avoir une courbe qui tend progressivement vers cette limite (cf la fonction Partie.plateauSelonNiveau()).</text:p>
      <text:p text:style-name="P6"><text:span text:style-name="T1">c</text:span>oupsTotal <text:span text:style-name="T1">de Partie </text:span>est constant. Il pourrait être intéressant de changer ça<text:span text:style-name="T1">. </text:span>fusees est aussi constant.</text:p>
      <text:p text:style-name="P11"><text:span text:style-name="T20">G</text:span>énérer automatiquement des plateaux selon l<text:span text:style-name="T20">e nombre du </text:span>niveau marche bien, mais il aurait été intéressant d’avoir plus de modulabilité. On pourrait implémenterait <text:span text:style-name="T11">des premiers niveaux pré-faits </text:span>à désérialisé<text:span text:style-name="T11">, puis </text:span>une fois le dernier niveau atteint, les <text:span text:style-name="T11">génér</text:span>er comme on le fait maintenant<text:span text:style-name="T11">.</text:span></text:p>
      <text:h text:style-name="Heading_20_3" text:outline-level="3">Score</text:h>
      <text:p text:style-name="P19"><text:span text:style-name="T20">L</text:span>e score est une fonctionnalité très importante de tout jeu. Avec un peu plus de temps, on l’aurait implémentée en rajoutant un attribut à Joueur, et en permettant à l’utilisateur d’acheter des fusées avec les points gagnés.</text:p>
      <text:h text:style-name="Heading_20_3" text:outline-level="3">Visuels</text:h>
      <text:p text:style-name="P25"><text:span text:style-name="T20">Les blocs ne sont pas très jolis, et </text:span>le nombre d’espèces d’animaux est fixé à <text:span text:style-name="T20">6. On pourrait rajouter plus d’animaux et revoir la classe PanelBloc. Rien que des bords arondis seraient une bonne amélioration. Un brouillon utilisant Graphics2D se trouve dans le fichier BlocPicture.</text:span></text:p>
      <text:p text:style-name="P22">À l’heure actuelle, les marges entre blocs sont créées avec des bordures colorées de la couleur du fond. Nous n’avons pas encore réussi à rajouter des marges avec GridBagLayout, mais cela doit être possible. On pourrait ensuite utiliser setBorder des blocs pour mettre de vraies bordures.</text:p>
      <text:p text:style-name="P26">La taille des animaux n’est pas dynamique. Il faudrait trouver un moyen de régler ça.</text:p>
      <text:p text:style-name="P27">Les éléments graphiques étaient en format svg avant d’être exportés en png afin de pouvoir les utiliser dans le jeu. C’est dommage, et il existe probablement un moyen d’afficher des images vectorielles avec Java.</text:p>
      <text:h text:style-name="Heading_20_3" text:outline-level="3">Mauvais coups et annulations</text:h>
      <text:p text:style-name="P20"><text:span text:style-name="T20">P</text:span>our gérer les coups impossibles, on utilise des catch/try dans les fonctions du Plateau ainsi que des conditions if dans les fonctions auxiliaires de VueIT. Ça marche, mais ce n’est pas forcément la solution la plus élégante, <text:span text:style-name="T9">notamment parce que les conditions ifs nécéssitent de récupérer les dimensions du plateau avec this.partie.getPlateauCourant().getXMax(), ce qu’il serait mieux d’éviter pour le cloisonnement VMC.</text:span></text:p>
      <text:p text:style-name="P20"><text:span text:style-name="T20">Le vrai problème est que l’o</text:span>n ne fait pas la différence entre un coup qui marche et un coup qui n’<text:span text:style-name="T20">est pas possible ou qui n’e fait rien. L</text:span>es deux sont comptés comme des coups excécutés. On pourrait imaginer utiliser un système d’exc<text:span text:style-name="T20">é</text:span>ptions pour gérer les mauvais coups, <text:span text:style-name="T20">et/ou</text:span> des retours de <text:soft-page-break/>boolean true si le coup marche, false sinon, qui permettraient de ne pas les compatibiliser <text:span text:style-name="T20">et rendraient obsolète ces conditions dans VueIT.</text:span></text:p>
      <text:h text:style-name="Heading_20_3" text:outline-level="3">Fin de partie <text:span text:style-name="T20">et messages à l’utilisateur en IG</text:span></text:h>
      <text:p text:style-name="P5"><text:span text:style-name="T20">I</text:span>l faudrait proposer au joueur de continuer sur le niveau suivant au lieu de retomber sur menuInitialisation.</text:p>
      <text:p text:style-name="P21"><text:span text:style-name="T20">L</text:span>a fonction bravo ne fait rien dans la version graphique, <text:span text:style-name="T20">et le retour à l’initialisation est particulièrement abrupte.</text:span> Il serait intéressant de pouvoir créer des fenêtres popup pour communiquer des informations avec le joueur (comme, par exemple, « vous avez gagné ! »). Cela nécéssiterait probablement une révision de la classe VueIG afin de pouvoir ajouter un élément sur les autres, chose que l’on a pas réussi à faire pour ajouter le fond derrière les options du menu.</text:p>
      <text:p text:style-name="P21">Sinon, on pourrait imaginer créer <text:span text:style-name="T20">une </text:span>autre carte menu, <text:span text:style-name="T20">qui serait une carte message, avec la seule option de revenir à la carte jouer si la partie n’est pas finie, ou de continuer vers initialisation sinon. On pourrait prendre en constructeur le nom de la carte sur laquelle revenir et le message à afficher.</text:span></text:p>
      <text:h text:style-name="Heading_20_3" text:outline-level="3">Choix du niveau</text:h>
      <text:p text:style-name="P39"><text:span text:style-name="T20">O</text:span>n pourrait imaginer demander au joueur quel niveau il veut jouer, avec une limite posée par les niveaux atteints.</text:p>
      <text:h text:style-name="Heading_20_3" text:outline-level="3">Colonnes vides</text:h>
      <text:p text:style-name="P40">En l’état actuel, lorsqu’une colonne est vide, les colonnes à sa droite ne se déplacent pas pour venir se coller aux autres colonnes. Cela rend la destruction des blocs aux bords du plateau délicate.</text:p>
      <text:p text:style-name="P40">Pour changer cela, il faudrait ajouter une seconde fonction de gravité au plateau qui déplacerait les colonnes (si possible) après la gravité normale.</text:p>
      <text:h text:style-name="Heading_20_1" text:outline-level="1">Annexes</text:h>
      <text:p text:style-name="P8">Schéma d<text:span text:style-name="T11">u déroulement</text:span></text:p>
      <text:p text:style-name="P8">Schémas d<text:span text:style-name="T11">es</text:span>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2T13:45:35.184314999</meta:creation-date>
    <dc:date>2021-01-04T10:44:44.537184671</dc:date>
    <meta:editing-duration>PT3H57M7S</meta:editing-duration>
    <meta:editing-cycles>37</meta:editing-cycles>
    <meta:generator>LibreOffice/6.0.7.3$Linux_X86_64 LibreOffice_project/00m0$Build-3</meta:generator>
    <meta:document-statistic meta:table-count="0" meta:image-count="0" meta:object-count="0" meta:page-count="7" meta:paragraph-count="103" meta:word-count="2823" meta:character-count="17637" meta:non-whitespace-character-count="14914"/>
  </office:meta>
</office:document-meta>
</file>